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margin-top="0.635cm" fo:margin-bottom="0.141cm" loext:contextual-spacing="false" fo:line-height="138%" style:writing-mode="lr-tb"/>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style:style>
    <style:style style:name="P2" style:family="paragraph" style:parent-style-name="Text_20_body">
      <style:text-properties fo:font-weight="normal"/>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14pt" fo:font-style="normal" style:text-underline-style="solid" style:text-underline-width="auto" style:text-underline-color="font-color" fo:font-weight="bold"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4pt" fo:font-style="normal" style:text-underline-style="none" fo:font-weight="bold" style:text-blinking="false" fo:background-color="transparent"/>
    </style:style>
    <style:style style:name="P1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242729" style:text-line-through-style="none" style:text-line-through-type="none" style:font-name="Arial" fo:font-size="14pt" fo:font-style="normal" style:text-underline-style="none" fo:font-weight="normal"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weight="normal"/>
    </style:style>
    <style:style style:name="P13" style:family="paragraph" style:parent-style-name="Text_20_body">
      <style:paragraph-properties fo:margin-top="0cm" fo:margin-bottom="0cm" loext:contextual-spacing="false" fo:line-height="120%" style:writing-mode="lr-tb"/>
      <style:text-properties fo:font-weight="normal"/>
    </style:style>
    <style:style style:name="P14" style:family="paragraph" style:parent-style-name="Text_20_body">
      <style:paragraph-properties fo:margin-top="0cm" fo:margin-bottom="0cm" loext:contextual-spacing="false" fo:line-height="120%" style:writing-mode="lr-tb"/>
    </style:style>
    <style:style style:name="P15" style:family="paragraph" style:parent-style-name="Text_20_body">
      <style:paragraph-properties fo:margin-top="0cm" fo:margin-bottom="0cm" loext:contextual-spacing="false" fo:line-height="138%" style:writing-mode="lr-tb"/>
    </style:style>
    <style:style style:name="P16"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style:style>
    <style:style style:name="P17"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style:style>
    <style:style style:name="P18"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style:style>
    <style:style style:name="P19"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20"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21" style:family="paragraph" style:parent-style-name="Text_20_body" style:list-style-name="L6">
      <style:paragraph-properties fo:margin-top="0cm" fo:margin-bottom="0cm" loext:contextual-spacing="false" fo:line-height="138%" style:writing-mode="lr-tb"/>
      <style:text-properties fo:font-variant="normal" fo:text-transform="none" fo:color="#242729" style:text-line-through-style="none" style:text-line-through-type="none" style:font-name="Arial" fo:font-size="14pt" fo:font-style="normal" style:text-underline-style="none" fo:font-weight="normal" style:text-blinking="false" fo:background-color="transparent"/>
    </style:style>
    <style:style style:name="P22" style:family="paragraph" style:parent-style-name="Text_20_body" style:list-style-name="L7">
      <style:paragraph-properties fo:margin-top="0cm" fo:margin-bottom="0cm" loext:contextual-spacing="false" fo:line-height="138%" style:writing-mode="lr-tb"/>
      <style:text-properties fo:font-variant="normal" fo:text-transform="none" fo:color="#242729" style:text-line-through-style="none" style:text-line-through-type="none" style:font-name="Arial" fo:font-size="14pt" fo:font-style="normal" style:text-underline-style="none" fo:font-weight="normal" style:text-blinking="false" fo:background-color="transparent"/>
    </style:style>
    <style:style style:name="P23" style:family="paragraph" style:parent-style-name="Text_20_body" style:list-style-name="L7">
      <style:paragraph-properties fo:margin-top="0cm" fo:margin-bottom="0cm" loext:contextual-spacing="false" fo:line-height="138%" style:writing-mode="lr-tb"/>
      <style:text-properties fo:font-variant="normal" fo:text-transform="none" fo:color="#242729" style:text-line-through-style="none" style:text-line-through-type="none" style:font-name="Arial" fo:font-size="14pt" fo:font-style="normal" style:text-underline-style="none" fo:font-weight="normal" style:text-blinking="false"/>
    </style:style>
    <style:style style:name="P24" style:family="paragraph" style:parent-style-name="Text_20_body" style:list-style-name="L7">
      <style:paragraph-properties fo:margin-top="0cm" fo:margin-bottom="0cm" loext:contextual-spacing="false" fo:line-height="138%" style:writing-mode="lr-tb"/>
      <style:text-properties fo:font-variant="normal" fo:text-transform="none" fo:color="#242729" style:text-line-through-style="none" style:text-line-through-type="none" style:font-name="Courier New" fo:font-size="14pt" fo:font-style="normal" style:text-underline-style="none" fo:font-weight="normal" style:text-blinking="false" fo:background-color="#eff0f1"/>
    </style:style>
    <style:style style:name="P25" style:family="paragraph" style:parent-style-name="Text_20_body" style:list-style-name="L6">
      <style:paragraph-properties fo:margin-top="0cm" fo:margin-bottom="0cm" loext:contextual-spacing="false" fo:line-height="138%" style:writing-mode="lr-tb"/>
    </style:style>
    <style:style style:name="P26" style:family="paragraph" style:parent-style-name="Text_20_body" style:list-style-name="L7">
      <style:paragraph-properties fo:margin-top="0cm" fo:margin-bottom="0cm" loext:contextual-spacing="false" fo:line-height="138%" style:writing-mode="lr-tb"/>
    </style:style>
    <style:style style:name="P27"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28" style:family="paragraph" style:parent-style-name="Text_20_body">
      <style:paragraph-properties fo:margin-left="1.27cm" fo:margin-right="0cm" fo:margin-top="0cm" fo:margin-bottom="0.388cm" loext:contextual-spacing="false" fo:line-height="138%" fo:text-indent="0cm" style:auto-text-indent="false" style:writing-mode="lr-tb"/>
      <style:text-properties fo:font-variant="normal" fo:text-transform="none" fo:color="#242729" style:text-line-through-style="none" style:text-line-through-type="none" style:font-name="Courier New" fo:font-size="14pt" fo:font-style="normal" style:text-underline-style="none" fo:font-weight="normal" style:text-blinking="false" fo:background-color="#eff0f1"/>
    </style:style>
    <style:style style:name="P29" style:family="paragraph" style:parent-style-name="Text_20_body">
      <style:paragraph-properties fo:margin-left="1.27cm" fo:margin-right="0cm" fo:margin-top="0cm" fo:margin-bottom="0.388cm" loext:contextual-spacing="false" fo:line-height="138%" fo:text-indent="0cm" style:auto-text-indent="false" style:writing-mode="lr-tb"/>
      <style:text-properties fo:font-variant="normal" fo:text-transform="none" fo:color="#242729" style:text-line-through-style="none" style:text-line-through-type="none" style:font-name="Courier New" fo:font-size="14pt" fo:font-style="normal" style:text-underline-style="none" fo:font-weight="bold" style:text-blinking="false" fo:background-color="#eff0f1"/>
    </style:style>
    <style:style style:name="P30" style:family="paragraph" style:parent-style-name="Text_20_body">
      <style:paragraph-properties fo:margin-left="1.27cm" fo:margin-right="0cm" fo:margin-top="0cm" fo:margin-bottom="0.388cm" loext:contextual-spacing="false" fo:line-height="138%" fo:text-indent="0cm" style:auto-text-indent="false" style:writing-mode="lr-tb"/>
      <style:text-properties fo:font-variant="normal" fo:text-transform="none" fo:color="#242729" style:text-line-through-style="none" style:text-line-through-type="none" style:font-name="Arial" fo:font-size="14pt" fo:font-style="normal" style:text-underline-style="none" fo:font-weight="normal" style:text-blinking="false" fo:background-color="transparent"/>
    </style:style>
    <style:style style:name="P31" style:family="paragraph" style:parent-style-name="Text_20_body">
      <style:paragraph-properties fo:margin-left="1.27cm" fo:margin-right="0cm" fo:margin-top="0cm" fo:margin-bottom="0.388cm" loext:contextual-spacing="false" fo:line-height="138%" fo:text-indent="0cm" style:auto-text-indent="false" style:writing-mode="lr-tb"/>
    </style:style>
    <style:style style:name="P32" style:family="paragraph" style:parent-style-name="Text_20_body">
      <style:paragraph-properties fo:margin-left="1.27cm" fo:margin-right="0cm" fo:margin-top="0cm" fo:margin-bottom="0.388cm" loext:contextual-spacing="false" fo:line-height="138%" fo:text-indent="0cm" style:auto-text-indent="false" style:writing-mode="lr-tb"/>
      <style:text-properties officeooo:paragraph-rsid="000e0e04"/>
    </style:style>
    <style:style style:name="P33" style:family="paragraph" style:parent-style-name="Text_20_body">
      <style:paragraph-properties fo:margin-left="1.27cm" fo:margin-right="0cm" fo:margin-top="0cm" fo:margin-bottom="0.388cm" loext:contextual-spacing="false" fo:line-height="138%" fo:text-indent="0cm" style:auto-text-indent="false" style:writing-mode="lr-tb"/>
      <style:text-properties fo:font-weight="normal" officeooo:paragraph-rsid="000e0e04"/>
    </style:style>
    <style:style style:name="P34" style:family="paragraph" style:parent-style-name="Text_20_body">
      <style:paragraph-properties fo:margin-top="0cm" fo:margin-bottom="0.388cm" loext:contextual-spacing="false" fo:line-height="138%" style:writing-mode="lr-tb"/>
    </style:style>
    <style:style style:name="P35" style:family="paragraph" style:parent-style-name="Text_20_body">
      <style:paragraph-properties fo:margin-top="0cm" fo:margin-bottom="0.388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6" style:family="paragraph" style:parent-style-name="Text_20_body">
      <style:paragraph-properties fo:margin-top="0cm" fo:margin-bottom="0.388cm" loext:contextual-spacing="false" fo:line-height="138%" style:writing-mode="lr-tb"/>
      <style:text-properties fo:font-variant="normal" fo:text-transform="none" fo:color="#242729" style:text-line-through-style="none" style:text-line-through-type="none" style:font-name="Arial" fo:font-size="14pt" fo:font-style="normal" style:text-underline-style="none" fo:font-weight="bold" style:text-blinking="false" fo:background-color="transparent"/>
    </style:style>
    <style:style style:name="P37" style:family="paragraph" style:parent-style-name="Text_20_body">
      <style:paragraph-properties fo:margin-top="0cm" fo:margin-bottom="0.388cm" loext:contextual-spacing="false" fo:line-height="138%" style:writing-mode="lr-tb"/>
      <style:text-properties fo:font-variant="normal" fo:text-transform="none" fo:color="#242729" style:text-line-through-style="none" style:text-line-through-type="none" style:font-name="Arial" fo:font-size="14pt" fo:font-style="normal" style:text-underline-style="none" fo:font-weight="normal" style:text-blinking="false" fo:background-color="transparent"/>
    </style:style>
    <style:style style:name="P38" style:family="paragraph" style:parent-style-name="Text_20_body" style:list-style-name="L6">
      <style:paragraph-properties fo:margin-top="0cm" fo:margin-bottom="0.388cm" loext:contextual-spacing="false" fo:line-height="138%" style:writing-mode="lr-tb"/>
      <style:text-properties fo:font-variant="normal" fo:text-transform="none" fo:color="#242729" style:text-line-through-style="none" style:text-line-through-type="none" style:font-name="Arial" fo:font-size="14pt" fo:font-style="normal" style:text-underline-style="none" fo:font-weight="normal" style:text-blinking="false" fo:background-color="transparent"/>
    </style:style>
    <style:style style:name="P39" style:family="paragraph" style:parent-style-name="Text_20_body" style:list-style-name="L7">
      <style:paragraph-properties fo:margin-top="0cm" fo:margin-bottom="0.388cm" loext:contextual-spacing="false" fo:line-height="138%" style:writing-mode="lr-tb"/>
      <style:text-properties fo:font-variant="normal" fo:text-transform="none" fo:color="#242729" style:text-line-through-style="none" style:text-line-through-type="none" style:font-name="Arial" fo:font-size="14pt" fo:font-style="normal" style:text-underline-style="none" fo:font-weight="normal" style:text-blinking="false" fo:background-color="transparent"/>
    </style:style>
    <style:style style:name="P40" style:family="paragraph" style:parent-style-name="Text_20_body" style:list-style-name="L8">
      <style:paragraph-properties fo:margin-top="0cm" fo:margin-bottom="0.388cm" loext:contextual-spacing="false" fo:line-height="138%" style:writing-mode="lr-tb"/>
      <style:text-properties fo:font-variant="normal" fo:text-transform="none" fo:color="#242729" style:text-line-through-style="none" style:text-line-through-type="none" style:font-name="Arial" fo:font-size="14pt" fo:font-style="normal" style:text-underline-style="none" fo:font-weight="normal" style:text-blinking="false" fo:background-color="transparent"/>
    </style:style>
    <style:style style:name="P41" style:family="paragraph" style:parent-style-name="Text_20_body">
      <style:paragraph-properties fo:margin-top="0cm" fo:margin-bottom="0.388cm" loext:contextual-spacing="false" fo:line-height="138%" style:writing-mode="lr-tb"/>
      <style:text-properties fo:font-variant="normal" fo:text-transform="none" fo:color="#242729" style:text-line-through-style="none" style:text-line-through-type="none" style:text-underline-style="none" style:text-blinking="false" fo:background-color="transparent"/>
    </style:style>
    <style:style style:name="P42" style:family="paragraph" style:parent-style-name="Text_20_body">
      <style:paragraph-properties fo:margin-top="0cm" fo:margin-bottom="0.388cm" loext:contextual-spacing="false" fo:line-height="138%" style:writing-mode="lr-tb"/>
      <style:text-properties fo:font-variant="normal" fo:text-transform="none" fo:color="#242729" style:text-line-through-style="none" style:text-line-through-type="none" style:text-underline-style="none" style:text-blinking="false" fo:background-color="#eff0f1"/>
    </style:style>
    <style:style style:name="P43" style:family="paragraph" style:parent-style-name="Text_20_body">
      <style:paragraph-properties fo:margin-top="0cm" fo:margin-bottom="0.388cm" loext:contextual-spacing="false" fo:line-height="138%" style:writing-mode="lr-tb"/>
      <style:text-properties fo:font-variant="normal" fo:text-transform="none" fo:color="#323232" style:text-line-through-style="none" style:text-line-through-type="none" style:text-underline-style="none" style:text-blinking="false" fo:background-color="#f8f8f8"/>
    </style:style>
    <style:style style:name="P44"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45" style:family="paragraph" style:parent-style-name="Heading_20_4">
      <style:paragraph-properties fo:margin-top="0.423cm" fo:margin-bottom="0.071cm" loext:contextual-spacing="false" fo:line-height="120%" style:writing-mode="lr-tb"/>
      <style:text-properties fo:font-weight="normal"/>
    </style:style>
    <style:style style:name="T1" style:family="text">
      <style:text-properties fo:font-variant="normal" fo:text-transform="none" fo:color="#000000" style:text-line-through-style="none" style:text-line-through-type="none" style:font-name="Arial" fo:font-size="14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0e0e04"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4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4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4pt" fo:font-style="normal" style:text-underline-style="none" fo:font-weight="bold" officeooo:rsid="000e0e04"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loext:char-shading-value="0"/>
    </style:style>
    <style:style style:name="T11" style:family="text">
      <style:text-properties fo:font-variant="normal" fo:text-transform="none" fo:color="#000000" style:font-name="Arial" fo:font-size="14pt" fo:font-style="normal" style:text-underline-style="solid" style:text-underline-width="auto" style:text-underline-color="font-color" fo:font-weight="normal" fo:background-color="transparent" loext:char-shading-value="0"/>
    </style:style>
    <style:style style:name="T12" style:family="text">
      <style:text-properties fo:font-variant="normal" fo:text-transform="none" fo:color="#1155cc" style:text-line-through-style="none" style:text-line-through-type="none" style:font-name="Arial" fo:font-size="14pt" fo:font-style="normal" style:text-underline-style="none" fo:font-weight="bold" style:text-blinking="false" fo:background-color="transparent" loext:char-shading-value="0"/>
    </style:style>
    <style:style style:name="T13" style:family="text">
      <style:text-properties fo:font-variant="normal" fo:text-transform="none" fo:color="#1155cc" style:text-line-through-style="none" style:text-line-through-type="none" style:font-name="Arial" fo:font-size="14pt" fo:font-style="normal" style:text-underline-style="solid" style:text-underline-width="auto" style:text-underline-color="font-color" fo:font-weight="normal" style:text-blinking="false" fo:background-color="transparent" loext:char-shading-value="0"/>
    </style:style>
    <style:style style:name="T14" style:family="text">
      <style:text-properties fo:font-variant="normal" fo:text-transform="none" fo:color="#1155cc" style:text-line-through-style="none" style:text-line-through-type="none" style:font-name="Arial" fo:font-size="14pt" fo:font-style="normal" style:text-underline-style="solid" style:text-underline-width="auto" style:text-underline-color="font-color" fo:font-weight="bold" style:text-blinking="false" fo:background-color="transparent" loext:char-shading-value="0"/>
    </style:style>
    <style:style style:name="T15" style:family="text">
      <style:text-properties fo:font-variant="normal" fo:text-transform="none" fo:color="#1155cc" style:text-line-through-style="none" style:text-line-through-type="none" style:font-name="Times New Roman" fo:font-size="14pt" fo:font-style="normal" style:text-underline-style="solid" style:text-underline-width="auto" style:text-underline-color="font-color" fo:font-weight="normal" style:text-blinking="false" fo:background-color="transparent" loext:char-shading-value="0"/>
    </style:style>
    <style:style style:name="T16" style:family="text">
      <style:text-properties fo:font-variant="normal" fo:text-transform="none" fo:color="#1155cc" style:text-line-through-style="none" style:text-line-through-type="none" style:font-name="Times New Roman" fo:font-size="14pt" fo:font-style="normal" style:text-underline-style="solid" style:text-underline-width="auto" style:text-underline-color="font-color" fo:font-weight="bold" style:text-blinking="false" fo:background-color="transparent" loext:char-shading-value="0"/>
    </style:style>
    <style:style style:name="T17" style:family="text">
      <style:text-properties fo:font-variant="normal" fo:text-transform="none" fo:color="#1155cc" style:text-line-through-style="none" style:text-line-through-type="none" style:font-name="Courier New" fo:font-size="14pt" fo:font-style="normal" style:text-underline-style="solid" style:text-underline-width="auto" style:text-underline-color="font-color" fo:font-weight="normal" style:text-blinking="false" fo:background-color="#eff0f1" loext:char-shading-value="0"/>
    </style:style>
    <style:style style:name="T18" style:family="text">
      <style:text-properties fo:font-variant="normal" fo:text-transform="none" fo:color="#242729" style:text-line-through-style="none" style:text-line-through-type="none" style:font-name="Arial" fo:font-size="14pt" fo:font-style="normal" style:text-underline-style="none" fo:font-weight="normal" style:text-blinking="false" fo:background-color="transparent" loext:char-shading-value="0"/>
    </style:style>
    <style:style style:name="T19" style:family="text">
      <style:text-properties fo:font-variant="normal" fo:text-transform="none" fo:color="#242729" style:text-line-through-style="none" style:text-line-through-type="none" style:font-name="Arial" fo:font-size="14pt" fo:font-style="normal" style:text-underline-style="solid" style:text-underline-width="auto" style:text-underline-color="font-color" style:text-blinking="false" fo:background-color="transparent" loext:char-shading-value="0"/>
    </style:style>
    <style:style style:name="T20" style:family="text">
      <style:text-properties fo:font-variant="normal" fo:text-transform="none" fo:color="#242729"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242729" style:text-line-through-style="none" style:text-line-through-type="none" style:text-underline-style="none" style:text-blinking="false" fo:background-color="#eff0f1" loext:char-shading-value="0"/>
    </style:style>
    <style:style style:name="T22" style:family="text">
      <style:text-properties fo:font-variant="normal" fo:text-transform="none" fo:color="#242729" style:text-line-through-style="none" style:text-line-through-type="none" style:text-underline-style="none" fo:font-weight="normal" style:text-blinking="false" fo:background-color="#eff0f1" loext:char-shading-value="0"/>
    </style:style>
    <style:style style:name="T23" style:family="text">
      <style:text-properties fo:font-variant="normal" fo:text-transform="none" fo:color="#242729" style:text-line-through-style="none" style:text-line-through-type="none" style:font-name="Courier New" fo:font-size="14pt" fo:font-style="normal" style:text-underline-style="none" fo:font-weight="normal" style:text-blinking="false" fo:background-color="#eff0f1" loext:char-shading-value="0"/>
    </style:style>
    <style:style style:name="T24" style:family="text">
      <style:text-properties fo:font-variant="normal" fo:text-transform="none" fo:color="#333333" style:text-line-through-style="none" style:text-line-through-type="none" style:font-name="Courier New" fo:font-size="10.5pt" fo:font-style="normal" style:text-underline-style="none" fo:font-weight="normal" style:text-blinking="false" fo:background-color="#f9f9f9" loext:char-shading-value="0"/>
    </style:style>
    <style:style style:name="T25" style:family="text">
      <style:text-properties fo:font-variant="normal" fo:text-transform="none" fo:color="#323232" style:text-line-through-style="none" style:text-line-through-type="none" style:font-name="Courier New" fo:font-size="14pt" fo:font-style="normal" style:text-underline-style="none" fo:font-weight="normal" style:text-blinking="false" fo:background-color="#f8f8f8" loext:char-shading-value="0"/>
    </style:style>
    <style:style style:name="T26" style:family="text">
      <style:text-properties fo:color="#000000" style:text-underline-style="solid" style:text-underline-width="auto" style:text-underline-color="font-color"/>
    </style:style>
    <style:style style:name="T27" style:family="text">
      <style:text-properties style:font-name="Arial" fo:font-size="14pt" fo:font-style="normal" fo:font-weight="normal"/>
    </style:style>
    <style:style style:name="T28" style:family="text">
      <style:text-properties fo:background-color="transparent" loext:char-shading-value="0"/>
    </style:style>
    <style:style style:name="T29" style:family="text">
      <style:text-properties fo:font-weight="bold" fo:background-color="transparent" loext:char-shading-value="0"/>
    </style:style>
    <style:style style:name="T30" style:family="text">
      <style:text-properties officeooo:rsid="000e0e04"/>
    </style:style>
    <style:style style:name="T31" style:family="text">
      <style:text-properties style:font-name="Courier New" fo:background-color="#eff0f1" loext:char-shading-value="0"/>
    </style:style>
    <style:style style:name="T32" style:family="text">
      <style:text-properties style:font-name="Courier New" fo:font-size="14pt" fo:font-style="normal" fo:font-weight="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6560ebf0-9ab3-2ed5-25d7-ea5c559178ea"/>WHAT IS HADOOP?</text:p>
      <text:p text:style-name="P12"><text:span text:style-name="T2">Hadoop</text:span><text:span text:style-name="T5"> </text:span><text:span text:style-name="T1">is an open source, Java-based programming framework that supports the processing and storage of extremely large data sets in a distributed computing environment. It is part of the Apache project sponsored by the Apache Software Foundation.</text:span></text:p>
      <text:p text:style-name="Text_20_body"/>
      <text:p text:style-name="P4">Hadoop is not OLAP (online analytical processing). It is used for batch/offline processing.It is being used by Facebook, Yahoo, Google, Twitter, LinkedIn and many more. Moreover it can be scaled up just by adding nodes in the cluster.</text:p>
      <text:p text:style-name="P6">https://www.youtube.com/watch?v=m9v9lky3zcE</text:p>
      <text:h text:style-name="P1" text:outline-level="2">Modules of Hadoop</text:h>
      <text:list xml:id="list2436193169954833223" text:style-name="L1">
        <text:list-item>
          <text:p text:style-name="P16"><text:span text:style-name="T29">HDFS:</text:span><text:span text:style-name="T28"> Hadoop Distributed File System. Google published its paper GFS and on the basis of that HDFS was developed. It states that the files will be broken into blocks and stored in nodes over the distributed architecture.</text:span></text:p>
        </text:list-item>
        <text:list-item>
          <text:p text:style-name="P16"><text:span text:style-name="T29">YARN:</text:span><text:span text:style-name="T28"> Yet another Resource Negotiator is used for job scheduling and manage the cluster.</text:span></text:p>
        </text:list-item>
      </text:list>
      <text:p text:style-name="Text_20_body"><text:span text:style-name="T2">Mapreduce</text:span><text:span text:style-name="T4">: This is a framework which helps Java programs to do the parallel computation on data using key value pair. The Map task takes input data and converts it into a data set which can be </text:span><text:bookmark text:name="docs-internal-guid-6560ebf0-9ab3-6cd2-1a8e-11cbe501986a"/><text:span text:style-name="T4">computed in Key value pair. The output of Map task is consumed by reduce task and then the out of reducer gives the desired result.</text:span></text:p>
      <text:list xml:id="list1305179997054610995" text:style-name="L2">
        <text:list-item>
          <text:p text:style-name="P17"><text:span text:style-name="T29">Hadoop Common:</text:span><text:span text:style-name="T28"> These Java libraries are used to start Hadoop and are used by other Hadoop modules.</text:span></text:p>
        </text:list-item>
      </text:list>
      <text:h text:style-name="P1" text:outline-level="2">Advantages of Hadoop</text:h>
      <text:list xml:id="list2020175440270552323" text:style-name="L3">
        <text:list-item>
          <text:p text:style-name="P18"><text:span text:style-name="T29">Fast:</text:span><text:span text:style-name="T28"> In HDFS the data distributed over the cluster and are mapped which helps in faster retrieval. Even the tools to process the data are often on the same servers, thus reducing the processing time. It is able to process terabytes of data in minutes and petabytes in hours.</text:span></text:p>
        </text:list-item>
        <text:list-item>
          <text:p text:style-name="P18"><text:soft-page-break/><text:span text:style-name="T29">Scalable: </text:span><text:span text:style-name="T28">Hadoop cluster can be extended by just adding nodes in the cluster.</text:span></text:p>
        </text:list-item>
        <text:list-item>
          <text:p text:style-name="P18"><text:span text:style-name="T29">Cost Effective</text:span><text:span text:style-name="T28">: Hadoop is open source and uses commodity hardware to store data so it really cost effective as compared to traditional relational database management system.</text:span></text:p>
        </text:list-item>
        <text:list-item>
          <text:p text:style-name="P18"><text:span text:style-name="T29">Resilient to failure:</text:span><text:span text:style-name="T28"> HDFS has the property with which it can replicate data over the network, so if one node is down or some other network failure happens, then Hadoop takes the other copy of data and use it. Normally, data are replicated thrice but the replication factor is configurable.</text:span></text:p>
        </text:list-item>
      </text:list>
      <text:p text:style-name="P2"><text:line-break/></text:p>
      <text:p text:style-name="P3">1.Hadoop Installation:</text:p>
      <text:p text:style-name="Text_20_body"/>
      <text:p text:style-name="P12"><text:span text:style-name="T2">Environment required for Hadoop:</text:span><text:span text:style-name="T5"> </text:span><text:span text:style-name="T1">The production environment of Hadoop is UNIX, but it can also be used in Windows using Cygwin. Java 1.6 or above is needed to run Map Reduce Programs. For Hadoop installation from tar ball on the UNIX environment you need</text:span></text:p>
      <text:list xml:id="list4758823506965749838" text:style-name="L4">
        <text:list-item>
          <text:p text:style-name="P19">Java Installation</text:p>
        </text:list-item>
        <text:list-item>
          <text:p text:style-name="P19">SSH installation</text:p>
        </text:list-item>
        <text:list-item>
          <text:p text:style-name="P19">Hadoop Installation and File Configuration</text:p>
        </text:list-item>
      </text:list>
      <text:p text:style-name="Text_20_body"><text:bookmark text:name="docs-internal-guid-6560ebf0-9ab3-bf68-1273-957b04eaa009"/><text:a xlink:type="simple" xlink:href="http://www.michael-noll.com/tutorials/running-hadoop-on-ubuntu-linux-single-node-cluster" text:style-name="Internet_20_link" text:visited-style-name="Visited_20_Internet_20_Link"><text:span text:style-name="T14">http://www.michael-noll.com/tutorials/running-hadoop-on-ubuntu-linux-single-node-cluster</text:span></text:a></text:p>
      <text:p text:style-name="Text_20_body"/>
      <text:p text:style-name="P7">$ sudo apt-get update</text:p>
      <text:p text:style-name="P7">$ sudo apt-get install default-jdk</text:p>
      <text:p text:style-name="P7">// this is to install java jdk</text:p>
      <text:p text:style-name="P7">$ java -version</text:p>
      <text:p text:style-name="P7">$ sudo apt-get install ssh</text:p>
      <text:p text:style-name="P7">$ ssh localhost</text:p>
      <text:p text:style-name="P7">$ ssh-keygen -t rsa -P “”</text:p>
      <text:p text:style-name="P7">$ cat $HOME/.ssh/id_rsa.pub &gt;&gt; $HOME/.ssh/authorized_keys</text:p>
      <text:p text:style-name="P7">$ ssh localhost</text:p>
      <text:p text:style-name="P7"><text:soft-page-break/>// Dont move the hadoop file from home to /usr/local since it requires permissions to access every file in /usr</text:p>
      <text:p text:style-name="Text_20_body"/>
      <text:p text:style-name="P14"><text:span text:style-name="T2">Now install stable version of hadoop from</text:span><text:a xlink:type="simple" xlink:href="http://www-eu.apache.org/dist/hadoop/core/" text:style-name="Internet_20_link" text:visited-style-name="Visited_20_Internet_20_Link"><text:span text:style-name="T6"> </text:span></text:a><text:a xlink:type="simple" xlink:href="http://www-eu.apache.org/dist/hadoop/core/" text:style-name="Internet_20_link" text:visited-style-name="Visited_20_Internet_20_Link"><text:span text:style-name="T12">http://www-eu.apache.org/dist/hadoop/core/</text:span></text:a><text:span text:style-name="T6"> </text:span><text:span text:style-name="T2">and untar the downloaded file</text:span></text:p>
      <text:p text:style-name="P8">$ sudo tar xzf hadoop-2.8.1.tar.gz</text:p>
      <text:p text:style-name="P7">$ sudo gedit ~/.bashrc</text:p>
      <text:p text:style-name="Text_20_body"/>
      <text:p text:style-name="P7">If gedit doesn’t get open in a new ubuntu system, then type $ sudo apt-get upgrade</text:p>
      <text:p text:style-name="P5">and the bashrc file should not be empty.</text:p>
      <text:p text:style-name="Text_20_body"/>
      <text:p text:style-name="P5">In bashrc file, append these lines at the end and save</text:p>
      <text:p text:style-name="Text_20_body"/>
      <text:p text:style-name="P7">#Hadoop variables</text:p>
      <text:p text:style-name="P13"><text:span text:style-name="T2">export JAVA_HOME=/usr/lib/jvm/java-7-openjdk-amd64 </text:span><text:span text:style-name="T1">// here write the path where u have installed java</text:span></text:p>
      <text:p text:style-name="P13"><text:span text:style-name="T2">export HADOOP_INSTALL=/home/</text:span><text:span text:style-name="T3">arushi</text:span><text:span text:style-name="T2">/hadoop </text:span><text:span text:style-name="T1">//here write the path where hadoop has been installed</text:span></text:p>
      <text:p text:style-name="P7">export PATH=$PATH:$HADOOP_INSTALL/bin</text:p>
      <text:p text:style-name="P7">export PATH=$PATH:$HADOOP_INSTALL/sbin</text:p>
      <text:p text:style-name="P7">export HADOOP_MAPRED_HOME=$HADOOP_INSTALL</text:p>
      <text:p text:style-name="Text_20_body"><text:line-break/><text:bookmark text:name="docs-internal-guid-6560ebf0-9ab4-0952-3a7a-265fb3bca154"/><text:span text:style-name="T4">export HADOOP_COMMON_HOME=$HADOOP_INSTALL</text:span></text:p>
      <text:p text:style-name="P7">export HADOOP_HDFS_HOME=$HADOOP_INSTALL</text:p>
      <text:p text:style-name="P7">export YARN_HOME=$HADOOP_INSTALL</text:p>
      <text:p text:style-name="P7">#end of Hadoop variable declaration</text:p>
      <text:p text:style-name="P2"><text:line-break/><text:line-break/><text:line-break/></text:p>
      <text:p text:style-name="P7">$ source ~/.bashrc</text:p>
      <text:p text:style-name="P7">$ hadoop version</text:p>
      <text:p text:style-name="P7">$ cd /home/<text:span text:style-name="T30">arushi</text:span>//hadoop/etc/hadoop/hadoop-env.sh</text:p>
      <text:p text:style-name="P5">Now add this line in the file</text:p>
      <text:p text:style-name="P7">export JAVA_HOME=${JAVA_HOME}</text:p>
      <text:p text:style-name="Text_20_body"/>
      <text:p text:style-name="P9"><text:soft-page-break/>export JAVA_HOME=/usr/lib/jvm/java-7-openjdk-amd64</text:p>
      <text:p text:style-name="P2"><text:line-break/></text:p>
      <text:p text:style-name="P13"><text:span text:style-name="T8">$ sudo mkdir -p /home/</text:span><text:span text:style-name="T9">arushi</text:span><text:span text:style-name="T8">/tmp </text:span><text:span text:style-name="T7">// create the directory and set the required ownerships and permissions</text:span></text:p>
      <text:p text:style-name="Text_20_body"><text:span text:style-name="T8">$ sudo chown -R </text:span><text:span text:style-name="T9">arushi</text:span><text:span text:style-name="T8">:</text:span><text:span text:style-name="T9">arushi</text:span><text:span text:style-name="T8"> /home/</text:span><text:span text:style-name="T9">arushi</text:span><text:span text:style-name="T8">/tmp</text:span><text:span text:style-name="T10"><text:line-break/></text:span><text:span text:style-name="T8">$ sudo chmod 750 /home/</text:span><text:span text:style-name="T9">arushi</text:span><text:span text:style-name="T8">/tmp</text:span><text:span text:style-name="T10"><text:line-break/><text:line-break/><text:line-break/><text:line-break/></text:span><text:span text:style-name="T8">Now in core-site.xml file, edit the following</text:span><text:span text:style-name="T10"><text:line-break/><text:line-break/>&lt;configuration&gt;<text:line-break/>. . . <text:line-break/>&lt;property&gt;<text:line-break/></text:span><text:span text:style-name="T6"> </text:span><text:span text:style-name="T10">&lt;name&gt;hadoop.tmp.dir&lt;/name&gt;<text:line-break/></text:span><text:span text:style-name="T6"> </text:span><text:span text:style-name="T10">&lt;value&gt;/home/charul/tmp&lt;/value&gt;<text:line-break/></text:span><text:span text:style-name="T6"> </text:span><text:span text:style-name="T10">&lt;description&gt;A base for other temporary directories.&lt;/description&gt;<text:line-break/>&lt;/property&gt;<text:line-break/><text:line-break/>&lt;property&gt;<text:line-break/></text:span><text:span text:style-name="T6"> </text:span><text:span text:style-name="T10">&lt;name&gt;fs.default.name&lt;/name&gt;<text:line-break/></text:span><text:bookmark text:name="docs-internal-guid-6560ebf0-9ab4-494b-1de4-e39ca8bd3df4"/><text:span text:style-name="T10">&lt;value&gt;hdfs://localhost:9000&lt;/value&gt;<text:line-break/></text:span><text:span text:style-name="T4"> </text:span><text:span text:style-name="T10">&lt;description&gt;The name of the default file system.  A URI whose<text:line-break/></text:span><text:span text:style-name="T4"> </text:span><text:span text:style-name="T10">scheme and authority determine the FileSystem implementation.  The<text:line-break/></text:span><text:span text:style-name="T4"> </text:span><text:span text:style-name="T10">uri's scheme determines the config property (fs.SCHEME.impl) naming<text:line-break/></text:span><text:span text:style-name="T4"> </text:span><text:span text:style-name="T10">the FileSystem implementation class.  The uri's authority is used to<text:line-break/></text:span><text:span text:style-name="T4"> </text:span><text:span text:style-name="T10">determine the host, port, etc. for a filesystem.&lt;/description&gt;<text:line-break/>&lt;/property&gt;<text:line-break/>. . .<text:line-break/>&lt;/configuration&gt;</text:span></text:p>
      <text:p text:style-name="P9">Now in mapred-site.xml, edit the following</text:p>
      <text:p text:style-name="Text_20_body"/>
      <text:p text:style-name="P10">&lt;configuration&gt;</text:p>
      <text:p text:style-name="P9">. . .</text:p>
      <text:p text:style-name="P13"><text:span text:style-name="T7">&lt;property&gt;<text:line-break/></text:span><text:span text:style-name="T5"> </text:span><text:span text:style-name="T7">&lt;name&gt;mapred.job.tracker&lt;/name&gt;<text:line-break/></text:span><text:soft-page-break/><text:span text:style-name="T5"> </text:span><text:span text:style-name="T7">&lt;value&gt;localhost:54311&lt;/value&gt;<text:line-break/></text:span><text:span text:style-name="T5"> </text:span><text:span text:style-name="T7">&lt;description&gt;The host and port that the MapReduce job tracker runs<text:line-break/></text:span><text:span text:style-name="T5"> </text:span><text:span text:style-name="T7">at.  If "local", then jobs are run in-process as a single map<text:line-break/></text:span><text:span text:style-name="T5"> </text:span><text:span text:style-name="T7">and reduce task.<text:line-break/></text:span><text:span text:style-name="T5"> </text:span><text:span text:style-name="T7">&lt;/description&gt;<text:line-break/>&lt;/property&gt;</text:span></text:p>
      <text:p text:style-name="P10">. . .</text:p>
      <text:p text:style-name="P10">&lt;/configuration&gt;</text:p>
      <text:p text:style-name="Text_20_body"/>
      <text:p text:style-name="P9">Now in hdfs-site.xml, edit the following</text:p>
      <text:p text:style-name="Text_20_body"/>
      <text:p text:style-name="P10">&lt;configuration&gt;</text:p>
      <text:p text:style-name="P9">. . .</text:p>
      <text:p text:style-name="P13"><text:span text:style-name="T7">&lt;property&gt;<text:line-break/>&lt;name&gt;dfs.replication&lt;/name&gt;<text:line-break/></text:span><text:span text:style-name="T5"> </text:span><text:span text:style-name="T7">&lt;value&gt;1&lt;/value&gt;   //value 1 indicates that we want to create a single replicate of secondary node<text:line-break/></text:span><text:span text:style-name="T5"> </text:span><text:span text:style-name="T7">&lt;description&gt;Default block replication.<text:line-break/></text:span><text:span text:style-name="T5"> </text:span><text:span text:style-name="T7">The actual number of replications can be specified when the file is created.<text:line-break/></text:span><text:span text:style-name="T5"> </text:span><text:span text:style-name="T7">The default is used if replication is not specified in create time.<text:line-break/></text:span><text:span text:style-name="T5"> </text:span><text:span text:style-name="T7">&lt;/description&gt;<text:line-break/>&lt;/property&gt;</text:span></text:p>
      <text:p text:style-name="Text_20_body"><text:line-break/><text:bookmark text:name="docs-internal-guid-6560ebf0-9ab4-a0d2-7a7e-458069a295c7"/><text:span text:style-name="T4">. . .</text:span></text:p>
      <text:p text:style-name="P10">&lt;/configuration&gt;</text:p>
      <text:p text:style-name="P2"><text:line-break/></text:p>
      <text:p text:style-name="P13"><text:span text:style-name="T8">$ /home/</text:span><text:span text:style-name="T9">arushi</text:span><text:span text:style-name="T8">/hadoop/bin/hadoop namenode -format</text:span><text:span text:style-name="T7"><text:line-break/></text:span><text:span text:style-name="T8">$ /home/</text:span><text:span text:style-name="T9">arushi</text:span><text:span text:style-name="T8">/hadoop start-all.sh</text:span><text:span text:style-name="T7"><text:line-break/></text:span><text:span text:style-name="T8">hduser@ubuntu:/usr/local/hadoop$ jps     </text:span><text:span text:style-name="T7">//all 6 things should appear<text:line-break/>2287 TaskTracker<text:line-break/>2149 JobTracker<text:line-break/>1938 DataNode<text:line-break/>2085 SecondaryNameNode<text:line-break/>2349 Jps<text:line-break/>1788 NameNode<text:line-break/></text:span></text:p>
      <text:p text:style-name="P9"><text:soft-page-break/>Now in browser,</text:p>
      <text:p text:style-name="P14"><text:a xlink:type="simple" xlink:href="http://localhost:50070/" text:style-name="Internet_20_link" text:visited-style-name="Visited_20_Internet_20_Link"><text:span text:style-name="T16">http://localhost:50070/</text:span></text:a><text:span text:style-name="T6"> – </text:span><text:span text:style-name="T10">web UI of the NameNode daemon</text:span></text:p>
      <text:p text:style-name="P14"><text:a xlink:type="simple" xlink:href="http://localhost:50030/" text:style-name="Internet_20_link" text:visited-style-name="Visited_20_Internet_20_Link"><text:span text:style-name="T15">http://localhost:50030/</text:span></text:a><text:span text:style-name="T6"> – </text:span><text:span text:style-name="T10">web UI of the JobTracker daemon</text:span></text:p>
      <text:p text:style-name="P14"><text:a xlink:type="simple" xlink:href="http://localhost:50060/" text:style-name="Internet_20_link" text:visited-style-name="Visited_20_Internet_20_Link"><text:span text:style-name="T15">http://localhost:50060/</text:span></text:a><text:span text:style-name="T6"> – </text:span><text:span text:style-name="T10">web UI of the TaskTracker daemon </text:span></text:p>
      <text:p text:style-name="P14"><text:a xlink:type="simple" xlink:href="http://localhost:50075/" text:style-name="Internet_20_link" text:visited-style-name="Visited_20_Internet_20_Link"><text:span text:style-name="T15">http://localhost:50075</text:span></text:a><text:span text:style-name="T6"> </text:span><text:span text:style-name="T10">- for slave</text:span><text:span text:style-name="T6"> </text:span></text:p>
      <text:p text:style-name="P2"><text:line-break/></text:p>
      <text:h text:style-name="P45" text:outline-level="4"><text:span text:style-name="T8">$ /home/</text:span><text:span text:style-name="T9">arushi</text:span><text:span text:style-name="T8">/hadoop stop-all.sh //</text:span><text:span text:style-name="T7">to stop the hadoop</text:span></text:h>
      <text:p text:style-name="P2"><text:line-break/><text:span text:style-name="T2">2.Errors:</text:span></text:p>
      <text:list xml:id="list6446373846522203957" text:style-name="L5">
        <text:list-item>
          <text:p text:style-name="P20">Datanode not visible after jps</text:p>
        </text:list-item>
      </text:list>
      <text:p text:style-name="P15"><text:span text:style-name="T5">           </text:span><text:span text:style-name="T11">Solution : </text:span></text:p>
      <text:p text:style-name="P11"><text:bookmark text:name="docs-internal-guid-6560ebf0-9ab6-9856-f75c-a9354c3eafd7"/><text:span text:style-name="T26">Here are the things you need to do to fix it. Stop all the Hadoop services (stop-all.sh) and close any active ssh connections.</text:span></text:p>
      <text:p text:style-name="P28">cat /usr/local/hadoop/etc/hadoop/hdfs-site.xml</text:p>
      <text:p text:style-name="P30">This step is important, see where dataNode's data is getting stored. It is the value associated for datanode.data.dir. For me it is /usr/local/hadoop/hadoop_data/hdfs/datanode. Open your terminal and navigate to above directory and delete the directory named current which will be there under that directory. Make sure you are only deleting the "current" directory.</text:p>
      <text:p text:style-name="P28">sudo rm -r /usr/local/hadoop/hadoop_data/hdfs/datanode/current</text:p>
      <text:p text:style-name="P30">Now format the namenode and check whether everything is fine.</text:p>
      <text:p text:style-name="P28">hadoop namenode -format</text:p>
      <text:p text:style-name="P29">If namenode not working</text:p>
      <text:p text:style-name="P27">jps( if all six services or daemons not working then “stop-all.sh” and then go to hadoop bin folder and then write command “hadoop namenode -format”)</text:p>
      <text:p text:style-name="P30">say yes if it asks you for anything. Then</text:p>
      <text:p text:style-name="P30"><text:soft-page-break/>start-all.sh  and</text:p>
      <text:p text:style-name="P30">Jps</text:p>
      <text:p text:style-name="P31"> </text:p>
      <text:p text:style-name="P30">3. Namenode is in safe mode *</text:p>
      <text:p text:style-name="P32"><text:span text:style-name="T24">$hadoop dfsadmin -safemode leave</text:span></text:p>
      <text:p text:style-name="P32"><text:span text:style-name="T18">2. </text:span><text:span text:style-name="T4">For granting permissions to the user</text:span></text:p>
      <text:p text:style-name="P33"><text:bookmark text:name="docs-internal-guid-6560ebf0-9ab7-c8d5-9206-b1d26946863a"/><text:span text:style-name="T19">Solution:</text:span><text:span text:style-name="T1"> sudo chown -R &lt;your system username&gt;:&lt;your system username&gt; /home/&lt;your system username&gt;/hadoop/tmp</text:span></text:p>
      <text:p text:style-name="P35">  <text:span text:style-name="T27">3. In core-site.xml</text:span></text:p>
      <text:p text:style-name="P44">&lt;value&gt;hdfs://localhost:9000&lt;/value&gt;</text:p>
      <text:p text:style-name="P34"> </text:p>
      <text:p text:style-name="P34"> </text:p>
      <text:p text:style-name="P34"> </text:p>
      <text:p text:style-name="P36">3.Mapreduce:</text:p>
      <text:list xml:id="list1782837178213153360" text:style-name="L6">
        <text:list-item>
          <text:p text:style-name="P21">Install Eclipse</text:p>
        </text:list-item>
        <text:list-item>
          <text:p text:style-name="P25"><text:span text:style-name="T18">Follow the steps as given in </text:span><text:a xlink:type="simple" xlink:href="http://www.bogotobogo.com/Hadoop/BigData_hadoop_Creating_Java_Wordcount_Project_with_Eclipse_MapReduce2.php" text:style-name="Internet_20_link" text:visited-style-name="Visited_20_Internet_20_Link"><text:span text:style-name="T13">http://www.bogotobogo.com/Hadoop/BigData_hadoop_Creating_Java_Wordcount_Project_with_Eclipse_MapReduce2.php</text:span></text:a></text:p>
        </text:list-item>
        <text:list-item>
          <text:p text:style-name="P25"><text:span text:style-name="T18">You may face problem in adding external jar files from hadoop. Download the jar file from the given link </text:span><text:a xlink:type="simple" xlink:href="http://mvnrepository.com/artifact/org.apache.hadoop/hadoop-core/1.2.1" text:style-name="Internet_20_link" text:visited-style-name="Visited_20_Internet_20_Link"><text:span text:style-name="T13">http://mvnrepository.com/artifact/org.apache.hadoop/hadoop-core/1.2.1</text:span></text:a><text:span text:style-name="T18">.</text:span></text:p>
        </text:list-item>
        <text:list-item>
          <text:p text:style-name="P38">Add the above jar file in the dependency library and also jar files from the following directories:</text:p>
        </text:list-item>
      </text:list>
      <text:p text:style-name="P41">             <text:span text:style-name="T27">share/hadoop/common</text:span></text:p>
      <text:p text:style-name="P41">             <text:span text:style-name="T27">share/hadoop/mapreduce</text:span></text:p>
      <text:p text:style-name="P41"> <text:tab/><text:span text:style-name="T27">share/hadoop/hdfs</text:span></text:p>
      <text:p text:style-name="P41"><text:soft-page-break/>             <text:span text:style-name="T27">share/hadoop/yarn</text:span></text:p>
      <text:p text:style-name="P34"><text:span text:style-name="T21">  </text:span><text:span text:style-name="T23">5.Now follow the steps from       </text:span><text:a xlink:type="simple" xlink:href="http://www.bogotobogo.com/Hadoop/BigData_hadoop_Creating_Java_Wordcount_Project_with_Eclipse_MapReduce2_Part2.php" text:style-name="Internet_20_link" text:visited-style-name="Visited_20_Internet_20_Link"><text:span text:style-name="T17">http://www.bogotobogo.com/Hadoop/BigData_hadoop_Creating_Java_Wordcount_Project_with_Eclipse_MapReduce2_Part2.php</text:span></text:a><text:span text:style-name="T22"> </text:span><text:span text:style-name="T23">tll “exporting the jar file”.</text:span></text:p>
      <text:p text:style-name="P37"><text:bookmark text:name="docs-internal-guid-6560ebf0-9ab8-97c8-1c49-84beb85a0d4e"/>6.     Create or download any .txt file,  say file.txt</text:p>
      <text:p text:style-name="P41">  <text:span text:style-name="T27">7     on your terminal :</text:span></text:p>
      <text:list xml:id="list3944284584815058949" text:style-name="L7">
        <text:list-item>
          <text:p text:style-name="P22">start-all.sh </text:p>
        </text:list-item>
        <text:list-item>
          <text:p text:style-name="P22">Jps … all the 6 nodes should be visible</text:p>
        </text:list-item>
        <text:list-item>
          <text:p text:style-name="P26"><text:span text:style-name="T18">Go to the link </text:span><text:a xlink:type="simple" xlink:href="http://localhost:50070/dfshealth.html#tab-datanode" text:style-name="Internet_20_link" text:visited-style-name="Visited_20_Internet_20_Link"><text:span text:style-name="T13">http://localhost:50070/dfshealth.html#tab-datanode</text:span></text:a><text:span text:style-name="T18"> and at the top right corner select  Utility → Browse File System</text:span></text:p>
        </text:list-item>
        <text:list-item>
          <text:p text:style-name="P23"><text:span text:style-name="T28">Make a directory in hdfs  </text:span><text:span text:style-name="T31">hadoop fs -mkdir -p /user/user-name/input </text:span></text:p>
        </text:list-item>
        <text:list-item>
          <text:p text:style-name="P24">Check  by using “hadoop fs -ls ...” after each step</text:p>
        </text:list-item>
        <text:list-item>
          <text:p text:style-name="P24">Observe the changes in hdfs file system (after refreshing it)</text:p>
        </text:list-item>
        <text:list-item>
          <text:p text:style-name="P39">Move the text file into the directory </text:p>
        </text:list-item>
      </text:list>
      <text:p text:style-name="P42">           <text:span text:style-name="T32">hadoop fs -put &lt;location of file.txt&gt; /user/user-name/input</text:span></text:p>
      <text:list xml:id="list8143230408234198863" text:style-name="L8">
        <text:list-item>
          <text:p text:style-name="P40">Run the Daemon </text:p>
        </text:list-item>
      </text:list>
      <text:p text:style-name="P34"><text:span text:style-name="T20">                      </text:span><text:span text:style-name="T25">hadoop jar &lt;jar file location of program&gt;/&lt;name of the jar file&gt;.jar  &lt;Name of the java class&gt; user/user-name/input/file.txt&lt;path in ur hdfs&gt; output</text:span></text:p>
      <text:p text:style-name="P43">  <text:span text:style-name="T32">9.You should see the output in the terminal.</text:span></text:p>
      <text:p text:style-name="Text_20_body"><text:line-break/><text:line-break/></text:p>
      <text:p text:style-name="Text_20_body"><text:line-break/></text:p>
      <text:p text:style-name="Text_20_body"><text:soft-pag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23:50:51.980185878</meta:creation-date>
    <dc:date>2018-02-15T23:57:53.989988145</dc:date>
    <meta:editing-duration>PT7M3S</meta:editing-duration>
    <meta:editing-cycles>1</meta:editing-cycles>
    <meta:document-statistic meta:table-count="0" meta:image-count="0" meta:object-count="0" meta:page-count="9" meta:paragraph-count="128" meta:word-count="1234" meta:character-count="8891" meta:non-whitespace-character-count="7618"/>
    <meta:generator>LibreOffice/5.1.6.2$Linux_X86_64 LibreOffice_project/10m0$Build-2</meta:generator>
  </office:meta>
</office:document-meta>
</file>